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3" style:family="table-cell" style:parent-style-name="Default">
      <style:table-cell-properties fo:wrap-option="wrap"/>
      <style:text-properties style:font-name="Liberation Sans" fo:font-size="22pt" style:font-name-asian="Noto Sans CJK SC Regular" style:font-size-asian="22pt" style:font-name-complex="FreeSans" style:font-size-complex="22pt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>
      <style:text-properties fo:font-size="18pt" style:font-size-asian="18pt" style:font-size-complex="18pt"/>
    </style:style>
    <style:style style:name="ce7" style:family="table-cell" style:parent-style-name="Default">
      <style:text-properties style:font-name="Liberation Sans" fo:font-size="22pt" style:font-name-asian="Noto Sans CJK SC Regular" style:font-size-asian="22pt" style:font-name-complex="FreeSans" style:font-size-complex="2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<text:s text:c="88"/>MULTI-GRASP RCNN EVALUATION BEFORE ENHANCEMENTS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3">
            <text:p><text:s text:c="2"/>OBJECT</text:p>
          </table:table-cell>
          <table:covered-table-cell table:style-name="Default"/>
          <table:table-cell table:style-name="ce1" office:value-type="string" calcext:value-type="string" table:number-columns-spanned="2" table:number-rows-spanned="2">
            <text:p><text:s text:c="23"/>TRIAL 1</text:p>
          </table:table-cell>
          <table:covered-table-cell table:style-name="Default"/>
          <table:table-cell table:style-name="ce7" office:value-type="string" calcext:value-type="string" table:number-columns-spanned="2" table:number-rows-spanned="2">
            <text:p><text:s text:c="23"/>TRIAL 2</text:p>
          </table:table-cell>
          <table:covered-table-cell table:style-name="Default"/>
          <table:table-cell table:style-name="ce7" office:value-type="string" calcext:value-type="string" table:number-columns-spanned="2" table:number-rows-spanned="2">
            <text:p><text:s text:c="23"/>TRIAL 3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4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5</text:p>
          </table:table-cell>
          <table:covered-table-cell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2">
          <table:covered-table-cell table:number-columns-repeated="2" table:style-name="Default"/>
          <table:table-cell table:style-name="ce1" office:value-type="string" calcext:value-type="string">
            <text:p>OBJECT POSE</text:p>
          </table:table-cell>
          <table:table-cell table:style-name="ce1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Basket <text:s text:c="18"/>Length: 0.3 <text:s text:c="2"/>Width: 0.2 <text:s/>Height: 0.07 <text:s text:c="23"/></text:p>
          </table:table-cell>
          <table:covered-table-cell/>
          <table:table-cell office:value-type="string" calcext:value-type="string">
            <text:p>X: 0.8 <text:s text:c="16"/>y: 0.0 <text:s text:c="18"/>z: 0.85 <text:s text:c="16"/>R: 0 <text:s text:c="18"/>P: 0 <text:s text:c="20"/>Y: 0 <text:s text:c="11"/></text:p>
          </table:table-cell>
          <table:table-cell table:style-name="ce2" office:value-type="string" calcext:value-type="string">
            <text:p><text:s text:c="5"/>FAILURE</text:p>
          </table:table-cell>
          <table:table-cell table:style-name="ce3" office:value-type="string" calcext:value-type="string">
            <text:p>X: 0.8 <text:s text:c="16"/>y: 0.07 <text:s text:c="17"/>z: 0.85 <text:s text:c="16"/>R: 0 <text:s text:c="18"/>P: 0 <text:s text:c="20"/>Y: 0 </text:p>
          </table:table-cell>
          <table:table-cell table:style-name="ce2" office:value-type="string" calcext:value-type="string">
            <text:p><text:s text:c="6"/>SUCCESS</text:p>
          </table:table-cell>
          <table:table-cell office:value-type="string" calcext:value-type="string">
            <text:p>X: 0.7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5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owl <text:s text:c="23"/>Length: 0.15 Width: 0.15 <text:s/>Height: 0.1 <text:s text:c="23"/></text:p>
          </table:table-cell>
          <table:covered-table-cell/>
          <table:table-cell office:value-type="string" calcext:value-type="string">
            <text:p>x: 0.7 <text:s text:c="16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6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 Food <text:s text:c="18"/>Length: 0.1 <text:s text:c="2"/>Width: 0.1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dy Bar <text:s text:c="18"/>Length: 0.1 <text:s text:c="2"/>Width: 0.05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ereal box <text:s text:c="18"/>Length: 0.08 <text:s text:c="2"/>Width: 0.2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2" office:value-type="string" calcext:value-type="string">
            <text:p><text:s text:c="7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up <text:s text:c="23"/>Length: 0.08 Width: 0.08 <text:s/>Height: 0.1 <text:s text:c="23"/></text:p>
          </table:table-cell>
          <table:covered-table-cell/>
          <table:table-cell table:style-name="ce2"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Tin <text:s text:c="18"/>Length: 0.06 Width: 0.06 <text:s/>Height: 0.12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Bottle <text:s text:c="18"/>Length: 0.08 Width: 0.08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 <text:s/>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Energy Drink <text:s text:c="24"/>Length: 0.06 Width: 0.06 <text:s/>Height: 0.1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ork <text:s text:c="22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Juice Box <text:s text:c="18"/>Length: 0.06 Width: 0.08 <text:s/>Height: 0.1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Knife <text:s text:c="21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office:value-type="string" calcext:value-type="string">
            <text:p><text:s text:c="5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Lemon <text:s text:c="18"/>Length: 0.05 Width: 0.05 <text:s/>Height: 0.0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Milk Box <text:s text:c="18"/>Length: 0.08 Width: 0.08 <text:s/>Height: 0.20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Orange <text:s text:c="18"/>Length: 0.08 Width: 0.08 <text:s/>Height: 0.0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6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late <text:s text:c="21"/>Length: 0.2 <text:s text:c="2"/>Width: 0.2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6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ringles <text:s text:c="18"/>Length: 0.08 Width: 0.08 <text:s/>Height: 0.2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hower Gel <text:s text:c="18"/>Length: 0.04 Width: 0.08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oap <text:s text:c="21"/>Length: 0.08 Width: 0.06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poon <text:s text:c="18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Toothpaste <text:s text:c="18"/>Length: 0.04 Width: 0.04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1">
          <table:table-cell table:style-name="ce4" office:value-type="string" calcext:value-type="string" table:number-columns-spanned="12" table:number-rows-spanned="2">
            <text:p>All co-ordinates are expressed in meters. All angles are expressed in radians. All positions are relative to gazebo origin.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Success percentage = 75.238%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covered-table-cell table:number-columns-repeated="3" table:style-name="Default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ATEGORY</text:p>
          </table:table-cell>
          <table:covered-table-cell table:number-columns-repeated="2" table:style-name="Default"/>
          <table:table-cell table:style-name="ce4" office:value-type="string" calcext:value-type="string" table:number-columns-spanned="1" table:number-rows-spanned="2">
            <text:p>SUCCESS RATE</text:p>
          </table:table-cell>
          <table:table-cell/>
          <table:table-cell table:style-name="ce4" office:value-type="string" calcext:value-type="string" table:number-columns-spanned="1" table:number-rows-spanned="11">
            <text:p>Table Position</text:p>
          </table:table-cell>
          <table:table-cell office:value-type="string" calcext:value-type="string" table:number-columns-spanned="1" table:number-rows-spanned="11">
            <text:p>X: 1.2 <text:s text:c="16"/>y: 0.0 <text:s text:c="18"/>z: 0.0 <text:s text:c="16"/>R: 0 <text:s text:c="18"/>P: 0 <text:s text:c="20"/>Y: 0 <text:s text:c="11"/></text:p>
          </table:table-cell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ylindrical Objects</text:p>
          </table:table-cell>
          <table:covered-table-cell table:number-columns-repeated="2" table:style-name="Default"/>
          <table:table-cell table:style-name="ce6" office:value-type="percentage" office:value="1" calcext:value-type="percentage" table:number-columns-spanned="1" table:number-rows-spanned="2">
            <text:p>100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uboid Objects</text:p>
          </table:table-cell>
          <table:covered-table-cell table:number-columns-repeated="2" table:style-name="Default"/>
          <table:table-cell table:style-name="ce6" office:value-type="percentage" office:value="0.72" calcext:value-type="percentage" table:number-columns-spanned="1" table:number-rows-spanned="2">
            <text:p>72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Spherical Objects</text:p>
          </table:table-cell>
          <table:covered-table-cell table:number-columns-repeated="2" table:style-name="Default"/>
          <table:table-cell table:style-name="ce6" office:value-type="percentage" office:value="0.5" calcext:value-type="percentage" table:number-columns-spanned="1" table:number-rows-spanned="2">
            <text:p>50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Irregular Objects</text:p>
          </table:table-cell>
          <table:covered-table-cell table:number-columns-repeated="2" table:style-name="Default"/>
          <table:table-cell table:style-name="ce6" office:value-type="percentage" office:value="0.65" calcext:value-type="percentage" table:number-columns-spanned="1" table:number-rows-spanned="2">
            <text:p>65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 table:number-columns-spanned="1" table:number-rows-spanned="11">
            <text:p>Robot Position</text:p>
          </table:table-cell>
          <table:table-cell office:value-type="string" calcext:value-type="string" table:number-columns-spanned="1" table:number-rows-spanned="11">
            <text:p>X: 0.0 <text:s text:c="16"/>y: 0.0 <text:s text:c="18"/>z: 0.0 <text:s text:c="16"/>R: 0 <text:s text:c="18"/>P: 0 <text:s text:c="20"/>Y: 0 <text:s text:c="11"/>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0/00/0000</text:date>, <text:time style:data-style-name="N2" text:time-value="11:31:41.923607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0:43:42.872023963</meta:creation-date>
    <dc:date>2020-01-04T11:33:30.356382173</dc:date>
    <meta:editing-duration>PT27M54S</meta:editing-duration>
    <meta:editing-cycles>5</meta:editing-cycles>
    <meta:generator>LibreOffice/5.1.6.2$Linux_X86_64 LibreOffice_project/10m0$Build-2</meta:generator>
    <meta:document-statistic meta:table-count="1" meta:cell-count="264" meta:object-count="0"/>
  </office:meta>
</office:document-meta>
</file>